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313" officeooo:paragraph-rsid="000313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ześć,</text:p>
      <text:p text:style-name="P1"/>
      <text:p text:style-name="P1">to jest pdf, który pobrałeś/pobrałaś ze strony internetowej o Polsce. </text:p>
      <text:p text:style-name="P1"/>
      <text:p text:style-name="P1">PRÓBA PRÓBA PRÓBA</text:p>
      <text:p text:style-name="P1"/>
      <text:p text:style-name="P1">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9:56:57.173905447</meta:creation-date>
    <dc:date>2019-06-10T19:59:16.822795072</dc:date>
    <meta:editing-duration>PT2M23S</meta:editing-duration>
    <meta:editing-cycles>1</meta:editing-cycles>
    <meta:document-statistic meta:table-count="0" meta:image-count="0" meta:object-count="0" meta:page-count="1" meta:paragraph-count="4" meta:word-count="15" meta:character-count="95" meta:non-whitespace-character-count="83"/>
    <meta:generator>LibreOffice/6.0.7.3$Linux_X86_64 LibreOffice_project/00m0$Build-3</meta:generator>
  </office:meta>
</office:document-meta>
</file>